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gnoreTypeDeserializer.parseObjectWithNotExis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gnoreTypeDeserializer.parseWithExis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gnoreTypeDeserializer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eTypeDeserializer.parseObjectWithNotExistTypeThrow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gnoreTypeDeserializer.parseObjectWithExis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gnoreTypeDeserializer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eTypeDeserializer.parseWithNotExis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